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1.332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ll" table:style-name="ta1">
        <table:shapes>
          <draw:frame draw:z-index="0" draw:style-name="gr1" draw:text-style-name="P1" svg:width="12.8047in" svg:height="3.5453in" svg:x="0.0756in" svg:y="18.2693in">
            <draw:object draw:notify-on-update-of-ranges="coll.B1:coll.B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7.1925350220037" calcext:value-type="float">
            <text:p>-87.192535022003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00.817074325833" calcext:value-type="float">
            <text:p>-100.81707432583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16.791506569515" calcext:value-type="float">
            <text:p>-116.79150656951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13.191600849864" calcext:value-type="float">
            <text:p>-113.19160084986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16.637516534441" calcext:value-type="float">
            <text:p>-116.63751653444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97.8081958648432" calcext:value-type="float">
            <text:p>-97.808195864843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99.6878722703053" calcext:value-type="float">
            <text:p>-99.687872270305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02.615479474687" calcext:value-type="float">
            <text:p>-102.61547947468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02.124325032384" calcext:value-type="float">
            <text:p>-102.12432503238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94.3583584277434" calcext:value-type="float">
            <text:p>-94.358358427743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09.238500107001" calcext:value-type="float">
            <text:p>-109.23850010700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01.474567333412" calcext:value-type="float">
            <text:p>-101.47456733341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06.623638801419" calcext:value-type="float">
            <text:p>-106.623638801419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16.183646372973" calcext:value-type="float">
            <text:p>-116.18364637297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113.708259760577" calcext:value-type="float">
            <text:p>-113.70825976057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18.510360264181" calcext:value-type="float">
            <text:p>-118.51036026418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14.630983178826" calcext:value-type="float">
            <text:p>-114.63098317882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03.306603007492" calcext:value-type="float">
            <text:p>-103.30660300749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01.347090615871" calcext:value-type="float">
            <text:p>-101.34709061587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03.371297329777" calcext:value-type="float">
            <text:p>-103.371297329777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94.4988596105314" calcext:value-type="float">
            <text:p>-94.4988596105314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24.733578678879" calcext:value-type="float">
            <text:p>-124.733578678879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121.603741481659" calcext:value-type="float">
            <text:p>-121.603741481659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25.052151218172" calcext:value-type="float">
            <text:p>-125.052151218172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117.044947168097" calcext:value-type="float">
            <text:p>-117.044947168097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20.13904500075" calcext:value-type="float">
            <text:p>-120.1390450007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13.081369161249" calcext:value-type="float">
            <text:p>-113.081369161249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05.903427397179" calcext:value-type="float">
            <text:p>-105.903427397179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09.337793632069" calcext:value-type="float">
            <text:p>-109.337793632069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14.766882354842" calcext:value-type="float">
            <text:p>-114.766882354842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113.625570227193" calcext:value-type="float">
            <text:p>-113.625570227193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00.398744606624" calcext:value-type="float">
            <text:p>-100.398744606624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121.312631860127" calcext:value-type="float">
            <text:p>-121.312631860127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16.283801489074" calcext:value-type="float">
            <text:p>-116.283801489074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116.832584415171" calcext:value-type="float">
            <text:p>-116.832584415171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07.335315986419" calcext:value-type="float">
            <text:p>-107.335315986419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107.796327111656" calcext:value-type="float">
            <text:p>-107.796327111656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05.495259590701" calcext:value-type="float">
            <text:p>-105.495259590701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103.582940995528" calcext:value-type="float">
            <text:p>-103.582940995528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09.008423144307" calcext:value-type="float">
            <text:p>-109.008423144307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107.793330471698" calcext:value-type="float">
            <text:p>-107.793330471698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113.186344846497" calcext:value-type="float">
            <text:p>-113.186344846497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119.761165051617" calcext:value-type="float">
            <text:p>-119.761165051617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117.246454502143" calcext:value-type="float">
            <text:p>-117.246454502143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116.875933009027" calcext:value-type="float">
            <text:p>-116.875933009027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09.795559144467" calcext:value-type="float">
            <text:p>-109.795559144467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109.371034520426" calcext:value-type="float">
            <text:p>-109.371034520426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06.936942138318" calcext:value-type="float">
            <text:p>-106.936942138318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102.147380252966" calcext:value-type="float">
            <text:p>-102.147380252966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17.625088278681" calcext:value-type="float">
            <text:p>-117.625088278681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17.837675530844" calcext:value-type="float">
            <text:p>-117.837675530844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120.331460338842" calcext:value-type="float">
            <text:p>-120.331460338842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116.233649522205" calcext:value-type="float">
            <text:p>-116.233649522205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97.0820580838007" calcext:value-type="float">
            <text:p>-97.0820580838007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115.997506777952" calcext:value-type="float">
            <text:p>-115.997506777952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17.073757995695" calcext:value-type="float">
            <text:p>-117.073757995695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114.144725575776" calcext:value-type="float">
            <text:p>-114.144725575776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111.290074230468" calcext:value-type="float">
            <text:p>-111.290074230468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108.667941075412" calcext:value-type="float">
            <text:p>-108.667941075412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113.321149482758" calcext:value-type="float">
            <text:p>-113.321149482758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118.951505247292" calcext:value-type="float">
            <text:p>-118.951505247292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121.165197452062" calcext:value-type="float">
            <text:p>-121.165197452062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120.200593710298" calcext:value-type="float">
            <text:p>-120.200593710298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119.45335841825" calcext:value-type="float">
            <text:p>-119.45335841825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117.506307896903" calcext:value-type="float">
            <text:p>-117.506307896903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102.674954181765" calcext:value-type="float">
            <text:p>-102.674954181765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108.110454495558" calcext:value-type="float">
            <text:p>-108.110454495558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105.928552092928" calcext:value-type="float">
            <text:p>-105.928552092928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105.985757758281" calcext:value-type="float">
            <text:p>-105.985757758281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113.799818507231" calcext:value-type="float">
            <text:p>-113.799818507231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118.876727372208" calcext:value-type="float">
            <text:p>-118.876727372208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120.764528950696" calcext:value-type="float">
            <text:p>-120.764528950696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120.027936848379" calcext:value-type="float">
            <text:p>-120.027936848379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120.271418135184" calcext:value-type="float">
            <text:p>-120.271418135184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116.333396790319" calcext:value-type="float">
            <text:p>-116.333396790319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96.6597921349851" calcext:value-type="float">
            <text:p>-96.6597921349851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106.792189533429" calcext:value-type="float">
            <text:p>-106.792189533429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106.111430277213" calcext:value-type="float">
            <text:p>-106.111430277213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109.935412517718" calcext:value-type="float">
            <text:p>-109.935412517718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115.854567699444" calcext:value-type="float">
            <text:p>-115.854567699444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119.856845564627" calcext:value-type="float">
            <text:p>-119.856845564627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119.964746274914" calcext:value-type="float">
            <text:p>-119.964746274914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122.384689499904" calcext:value-type="float">
            <text:p>-122.384689499904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120.582226030253" calcext:value-type="float">
            <text:p>-120.582226030253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112.084115613282" calcext:value-type="float">
            <text:p>-112.084115613282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111.915191546084" calcext:value-type="float">
            <text:p>-111.915191546084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106.449329041885" calcext:value-type="float">
            <text:p>-106.449329041885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103.332238407906" calcext:value-type="float">
            <text:p>-103.332238407906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109.5001051621" calcext:value-type="float">
            <text:p>-109.5001051621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100.976475076336" calcext:value-type="float">
            <text:p>-100.976475076336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104.368943392446" calcext:value-type="float">
            <text:p>-104.368943392446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125.02283632578" calcext:value-type="float">
            <text:p>-125.02283632578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129.532906560093" calcext:value-type="float">
            <text:p>-129.532906560093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124.287911196741" calcext:value-type="float">
            <text:p>-124.287911196741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114.50391737807" calcext:value-type="float">
            <text:p>-114.50391737807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110.409017112643" calcext:value-type="float">
            <text:p>-110.409017112643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105.174707527014" calcext:value-type="float">
            <text:p>-105.174707527014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102.835107987057" calcext:value-type="float">
            <text:p>-102.835107987057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109.41711868056" calcext:value-type="float">
            <text:p>-109.41711868056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115.641395813142" calcext:value-type="float">
            <text:p>-115.641395813142</text:p>
          </table:table-cell>
          <table:table-cell/>
        </table:table-row>
        <table:table-row table:style-name="ro1">
          <table:table-cell/>
          <table:table-cell table:formula="of:=SUM([.B1:.B100])/100" office:value-type="float" office:value="-111.53815761314" calcext:value-type="float">
            <text:p>-111.53815761314</text:p>
          </table:table-cell>
          <table:table-cell table:formula="of:=MEDIAN([.B1:.B100])" office:value-type="float" office:value="-113.133857003873" calcext:value-type="float">
            <text:p>-113.1338570038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1">00/00/0000</text:date>, <text:time style:data-style-name="N2" text:time-value="16:40:11.7957949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8-01T16:40:28.535659732</dc:date>
    <meta:editing-duration>PT4M9S</meta:editing-duration>
    <meta:editing-cycles>3</meta:editing-cycles>
    <meta:generator>LibreOffice/6.4.7.2$Linux_X86_64 LibreOffice_project/40$Build-2</meta:generator>
    <meta:document-statistic meta:table-count="1" meta:cell-count="20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32.525cm" svg:height="9.006cm" xlink:href=".." xlink:type="simple" chart:class="chart:line" chart:style-name="ch1">
        <chart:plot-area chart:style-name="ch2" table:cell-range-address="coll.B1:coll.B100" svg:x="0.65cm" svg:y="0.18cm" svg:width="31.225cm" svg:height="8.646cm">
          <chartooo:coordinate-region svg:x="1.562cm" svg:y="0.379cm" svg:width="30.313cm" svg:height="8.248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coll.B1:coll.B100" chart:class="chart:line">
            <chart:data-point chart:repeated="10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87.1925350220037">
                <text:p>-87.1925350220037</text:p>
                <draw:g>
                  <svg:desc>coll.B1:coll.B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00.817074325833">
                <text:p>-100.8170743258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16.791506569515">
                <text:p>-116.7915065695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13.191600849864">
                <text:p>-113.1916008498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16.637516534441">
                <text:p>-116.6375165344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7.8081958648432">
                <text:p>-97.80819586484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9.6878722703053">
                <text:p>-99.68787227030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02.615479474687">
                <text:p>-102.6154794746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02.124325032384">
                <text:p>-102.1243250323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4.3583584277434">
                <text:p>-94.35835842774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09.238500107001">
                <text:p>-109.2385001070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01.474567333412">
                <text:p>-101.4745673334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06.623638801419">
                <text:p>-106.6236388014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16.183646372973">
                <text:p>-116.1836463729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13.708259760577">
                <text:p>-113.7082597605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18.510360264181">
                <text:p>-118.5103602641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14.630983178826">
                <text:p>-114.6309831788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03.306603007492">
                <text:p>-103.3066030074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01.347090615871">
                <text:p>-101.3470906158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03.371297329777">
                <text:p>-103.3712973297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94.4988596105314">
                <text:p>-94.49885961053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24.733578678879">
                <text:p>-124.7335786788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21.603741481659">
                <text:p>-121.6037414816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25.052151218172">
                <text:p>-125.0521512181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17.044947168097">
                <text:p>-117.0449471680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20.13904500075">
                <text:p>-120.139045000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13.081369161249">
                <text:p>-113.0813691612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05.903427397179">
                <text:p>-105.9034273971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09.337793632069">
                <text:p>-109.3377936320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14.766882354842">
                <text:p>-114.7668823548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13.625570227193">
                <text:p>-113.6255702271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00.398744606624">
                <text:p>-100.3987446066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21.312631860127">
                <text:p>-121.3126318601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16.283801489074">
                <text:p>-116.28380148907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16.832584415171">
                <text:p>-116.8325844151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07.335315986419">
                <text:p>-107.3353159864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07.796327111656">
                <text:p>-107.7963271116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05.495259590701">
                <text:p>-105.4952595907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03.582940995528">
                <text:p>-103.5829409955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09.008423144307">
                <text:p>-109.0084231443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07.793330471698">
                <text:p>-107.7933304716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13.186344846497">
                <text:p>-113.1863448464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19.761165051617">
                <text:p>-119.7611650516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17.246454502143">
                <text:p>-117.24645450214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16.875933009027">
                <text:p>-116.8759330090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09.795559144467">
                <text:p>-109.7955591444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09.371034520426">
                <text:p>-109.3710345204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06.936942138318">
                <text:p>-106.9369421383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02.147380252966">
                <text:p>-102.1473802529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17.625088278681">
                <text:p>-117.62508827868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17.837675530844">
                <text:p>-117.8376755308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20.331460338842">
                <text:p>-120.33146033884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16.233649522205">
                <text:p>-116.2336495222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97.0820580838007">
                <text:p>-97.08205808380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15.997506777952">
                <text:p>-115.99750677795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17.073757995695">
                <text:p>-117.0737579956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14.144725575776">
                <text:p>-114.1447255757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11.290074230468">
                <text:p>-111.2900742304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08.667941075412">
                <text:p>-108.66794107541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13.321149482758">
                <text:p>-113.32114948275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18.951505247292">
                <text:p>-118.95150524729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21.165197452062">
                <text:p>-121.16519745206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20.200593710298">
                <text:p>-120.20059371029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19.45335841825">
                <text:p>-119.453358418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17.506307896903">
                <text:p>-117.5063078969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02.674954181765">
                <text:p>-102.6749541817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08.110454495558">
                <text:p>-108.1104544955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05.928552092928">
                <text:p>-105.9285520929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05.985757758281">
                <text:p>-105.98575775828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13.799818507231">
                <text:p>-113.7998185072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18.876727372208">
                <text:p>-118.8767273722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20.764528950696">
                <text:p>-120.7645289506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20.027936848379">
                <text:p>-120.02793684837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20.271418135184">
                <text:p>-120.2714181351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16.333396790319">
                <text:p>-116.3333967903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96.6597921349851">
                <text:p>-96.659792134985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06.792189533429">
                <text:p>-106.79218953342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06.111430277213">
                <text:p>-106.1114302772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09.935412517718">
                <text:p>-109.93541251771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15.854567699444">
                <text:p>-115.85456769944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19.856845564627">
                <text:p>-119.85684556462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19.964746274914">
                <text:p>-119.9647462749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22.384689499904">
                <text:p>-122.38468949990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20.582226030253">
                <text:p>-120.58222603025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12.084115613282">
                <text:p>-112.08411561328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11.915191546084">
                <text:p>-111.9151915460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06.449329041885">
                <text:p>-106.44932904188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03.332238407906">
                <text:p>-103.33223840790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09.5001051621">
                <text:p>-109.500105162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00.976475076336">
                <text:p>-100.9764750763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04.368943392446">
                <text:p>-104.36894339244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25.02283632578">
                <text:p>-125.0228363257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129.532906560093">
                <text:p>-129.53290656009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124.287911196741">
                <text:p>-124.28791119674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114.50391737807">
                <text:p>-114.5039173780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10.409017112643">
                <text:p>-110.40901711264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05.174707527014">
                <text:p>-105.17470752701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02.835107987057">
                <text:p>-102.83510798705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09.41711868056">
                <text:p>-109.4171186805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15.641395813142">
                <text:p>-115.6413958131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